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C00000273AB5E9DC9.png"/>
  <manifest:file-entry manifest:media-type="image/png" manifest:full-path="Pictures/100000000000010B000000BC3D6176B2.png"/>
  <manifest:file-entry manifest:media-type="image/png" manifest:full-path="Pictures/100002010000002C00000039DC9947E0.png"/>
  <manifest:file-entry manifest:media-type="image/png" manifest:full-path="Pictures/10000000000004A10000038E0B6D1293.png"/>
  <manifest:file-entry manifest:media-type="image/png" manifest:full-path="Pictures/10000000000001D4000000BD12DFADF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Quotations">
      <style:paragraph-properties fo:margin-left="0in" fo:margin-right="0.3937in" fo:text-indent="0in" style:auto-text-indent="false"/>
      <style:text-properties fo:language="en" fo:country="US"/>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2">
      <style:paragraph-properties fo:margin-top="0in" fo:margin-bottom="0in"/>
    </style:style>
    <style:style style:name="P12" style:family="paragraph" style:parent-style-name="Text_20_body" style:list-style-name="L3">
      <style:paragraph-properties fo:margin-top="0in" fo:margin-bottom="0in"/>
    </style:style>
    <style:style style:name="T1" style:family="text">
      <style:text-properties style:font-name="Arial2" style:font-name-asian="Arial2" style:font-name-complex="Arial2"/>
    </style:style>
    <style:style style:name="T2" style:family="text">
      <style:text-properties style:font-name="Arial" style:font-name-asian="Bitstream Vera Sans" style:font-name-complex="FreeSans"/>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rst steps in pyspread</text:p>
      <text:p text:style-name="Title"><draw:frame draw:style-name="fr2" draw:name="graphics1" text:anchor-type="as-char" svg:width="0.4016in" svg:height="0.5201in" draw:z-index="0"><draw:image xlink:href="Pictures/100002010000002C00000039DC9947E0.png" xlink:type="simple" xlink:show="embed" xlink:actuate="onLoad"/></draw:frame></text:p>
      <text:p text:style-name="Subtitle">by Martin Manns 2011</text:p>
      <text:p text:style-name="Text_20_body"/>
      <text:h text:style-name="Heading_20_1" text:outline-level="1">About this document</text:h>
      <text:p text:style-name="Text_20_body">This document shall provide a quick overview over pyspread.</text:p>
      <text:h text:style-name="Heading_20_1" text:outline-level="1">What is pyspread?</text:h>
      <text:p text:style-name="Text_20_body">Pyspread is a spreadsheet application that computes Python expressions in its cells. It is written in the programming language Python. </text:p>
      <text:p text:style-name="Text_20_body">The core mission of pyspread is to make coding in a spreadsheet as pythonic as possible. <text:s/>Cell functions that are known from conventional spreadsheets such as Excel<text:span text:style-name="T1">™</text:span><text:span text:style-name="T2">, gnumeric or OpenOffice.org Calc are not supported.</text:span> Instead Python expressions are entered into the spreadsheet cells. Each cell returns a Python object. These objects can represent anything including lists or matrices. </text:p>
      <text:p text:style-name="Text_20_body">At least basic knowledge of Python is required to effectively use pyspread.</text:p>
      <text:p text:style-name="Text_20_body">Pyspread provides a three dimensional grid that can comprise millions of rows, columns and tables. However currently, a dictionary is used for storing all grid data. Therefore, tables with many filled cells may require considerable amounts of RAM.</text:p>
      <text:h text:style-name="Heading_20_1" text:outline-level="1">Current limitations</text:h>
      <text:p text:style-name="Text_20_body">External libraries such as matplotlib that set states in several steps may be unusable or hard to use because cell execution order is not guaranteed. They should be used from within a macro.</text:p>
      <text:list xml:id="list151141503" text:style-name="L1">
        <text:list-item>
          <text:p text:style-name="P3">There is no chart creation GUI interface.</text:p>
        </text:list-item>
        <text:list-item>
          <text:p text:style-name="P3">There is no cell auto-fill functionality.</text:p>
        </text:list-item>
        <text:list-item>
          <text:p text:style-name="P3">Cell execution cannot be interrupted or terminated if slow and therefore may block pyspread.</text:p>
        </text:list-item>
        <text:list-item>
          <text:p text:style-name="P3">Toolbar positions are not saved in the config file.</text:p>
        </text:list-item>
        <text:list-item>
          <text:p text:style-name="P3">Cycle detection can be tricked. Cell results can be unstable if cyclic dependencies are introduced.</text:p>
        </text:list-item>
        <text:list-item>
          <text:p text:style-name="P3">Cell attributes can only be set in the toolbar but not in the menubar</text:p>
        </text:list-item>
      </text:list>
      <text:h text:style-name="Heading_20_1" text:outline-level="1"><text:soft-page-break/>Installation</text:h>
      <text:h text:style-name="Heading_20_2" text:outline-level="2">Requirements</text:h>
      <text:p text:style-name="Standard">Linux and *nix platforms with GTK+ support.<text:line-break/><text:line-break/><text:span text:style-name="T3">Dependencies </text:span></text:p>
      <text:list xml:id="list1495281869" text:style-name="L2">
        <text:list-item>
          <text:p text:style-name="P11"><text:a xlink:type="simple" xlink:href="http://www.python.org/">Python</text:a> &gt;=2.4 &lt;3.0 </text:p>
        </text:list-item>
        <text:list-item>
          <text:p text:style-name="P11"><text:a xlink:type="simple" xlink:href="http://numpy.scipy.org/">numpy</text:a> &gt;=1.1.0</text:p>
        </text:list-item>
        <text:list-item>
          <text:p text:style-name="P4"><text:a xlink:type="simple" xlink:href="http://www.wxpython.org/">wxPython</text:a> &gt;=2.8.10.1 (unicode version required). </text:p>
        </text:list-item>
        <text:list-item>
          <text:p text:style-name="P11"><text:a xlink:type="simple" xlink:href="http://pyme.sourceforge.net/">PyMe</text:a> &gt;=0.8.1</text:p>
          <text:p text:style-name="P11"/>
        </text:list-item>
      </text:list>
      <text:p text:style-name="P2">Highly recommended for full functionality </text:p>
      <text:list xml:id="list1335684204" text:style-name="L3">
        <text:list-item>
          <text:p text:style-name="P12"><text:a xlink:type="simple" xlink:href="http://code.google.com/p/gmpy/">gmpy</text:a> &gt;=1.1.0</text:p>
        </text:list-item>
        <text:list-item>
          <text:p text:style-name="P5"><text:a xlink:type="simple" xlink:href="http://rpy.sourceforge.net/">rpy</text:a> &gt;=1.0.3. </text:p>
        </text:list-item>
      </text:list>
      <text:h text:style-name="Heading_20_2" text:outline-level="2">Installation from source</text:h>
      <text:list xml:id="list396094829" text:style-name="L4">
        <text:list-item>
          <text:p text:style-name="P6">Untar the source package into a directory of your choice:<text:line-break/>tar xzvf pyspread-&lt;version number&gt;.tar.gz</text:p>
        </text:list-item>
        <text:list-item>
          <text:p text:style-name="P6">Run:<text:line-break/>python setup.py install</text:p>
        </text:list-item>
      </text:list>
      <text:h text:style-name="Heading_20_2" text:outline-level="2">Installation from .deb package</text:h>
      <text:p text:style-name="Text_20_body">Download the deb package and type</text:p>
      <text:p text:style-name="Text_20_body">dpkg -i &lt;package name&gt;</text:p>
      <text:h text:style-name="Heading_20_1" text:outline-level="1">The pyspread workplace</text:h>
      <text:h text:style-name="Heading_20_2" text:outline-level="2">Starting and quitting pyspread</text:h>
      <text:p text:style-name="Text_20_body">Type</text:p>
      <text:p text:style-name="Quotations">$ pyspread</text:p>
      <text:p text:style-name="P1">from the command prompt.</text:p>
      <text:p text:style-name="P1">You can quit pyspread by closing the main window or by selecting File → Quit from the menu.</text:p>
      <text:h text:style-name="Heading_20_2" text:outline-level="2">Pyspread main window</text:h>
      <text:p text:style-name="Text_20_body">The main window consists of the title bar, the menu, toolbars, the entry line, the table selector, the grid and a status bar (see <text:sequence-ref text:reference-format="category-and-value" text:ref-name="refFigure0">Figure 1</text:sequence-ref>).</text:p>
      <text:p text:style-name="Text_20_body"><text:soft-page-break/><draw:frame draw:style-name="fr1" draw:name="Frame1" text:anchor-type="as-char" svg:width="5.2398in" draw:z-index="1"><draw:text-box fo:min-height="4.2409in"><text:p text:style-name="Figure"><draw:frame draw:style-name="fr3" draw:name="graphics2" text:anchor-type="paragraph" svg:x="0.0016in" svg:y="0.0008in" svg:width="6.9189in" style:rel-width="132%" svg:height="5.1102in" style:rel-height="scale" draw:z-index="2"><draw:image xlink:href="Pictures/10000000000004A10000038E0B6D1293.png" xlink:type="simple" xlink:show="embed" xlink:actuate="onLoad"/></draw:frame>Figure <text:sequence text:ref-name="refFigure0" text:name="Figure" text:formula="ooow:Figure+1" style:num-format="1">1</text:sequence>: Pyspread main window</text:p></draw:text-box></draw:frame></text:p>
      <text:h text:style-name="Heading_20_2" text:outline-level="2">Using the menus</text:h>
      <text:p text:style-name="Text_20_body">There are two menus in pyspread: The main menu and the context menu. The main menu is visible above the tool bars. The context menu is accessible by right-clicking on the grid.</text:p>
      <text:p text:style-name="Text_20_body">The main menu makes all pyspread functions but cell formatting available. The latter is only available via tool bar and not yet integrated into the main menu.</text:p>
      <text:p text:style-name="Text_20_body">All options in the context menu are available from the main menu as well.</text:p>
      <text:h text:style-name="Heading_20_2" text:outline-level="2">Using dialogs</text:h>
      <text:p text:style-name="Text_20_body">Pyspread uses both modal and non-modal dialogs. Modal dialogs block further usage of pyspread while open while non-modal dialogs allow continuing the usage of the main program. Non modal dialogs are:</text:p>
      <text:list xml:id="list506307893" text:style-name="L5">
        <text:list-item>
          <text:p text:style-name="P7">The Search &amp; Replace dialog</text:p>
        </text:list-item>
      </text:list>
      <text:h text:style-name="Heading_20_2" text:outline-level="2">Basic preferences</text:h>
      <text:p text:style-name="Text_20_body">Pyspread stores its configuration in a file ~/.pyspreadrc</text:p>
      <text:p text:style-name="Text_20_body">This file is created when first starting pyspread. Removing it resets configuration.</text:p>
      <text:p text:style-name="Text_20_body">Initial configuration can be viewed in pyspread/src/config.py</text:p>
      <text:h text:style-name="Heading_20_1" text:outline-level="1"><text:soft-page-break/>Basic concepts</text:h>
      <text:h text:style-name="Heading_20_2" text:outline-level="2">3D grid</text:h>
      <text:p text:style-name="Text_20_body">Pyspread features only one grid at a time. However, this grid is 3D, i. e. there are rows, columns and tables in the grid. The main difference to common spreadsheets is that each dimension is considered equal. Therefore, deleting a row deletes this row in all(!) tables.</text:p>
      <text:p text:style-name="Text_20_body">There are no sheets at the moment, in which row operations do not affect other tabs. Sheet functionality may become part of future releases.</text:p>
      <text:h text:style-name="Heading_20_2" text:outline-level="2">Everything is accessible</text:h>
      <text:p text:style-name="Text_20_body">All parts of pyspread are written in Python. Therefore all objects can be accessed from within each cell. This is also the case for external modules.</text:p>
      <text:p text:style-name="Text_20_body">There are 4 convenient “magic” objects, which are merely syntactic sugar: S, X, Y and Z.</text:p>
      <text:p text:style-name="Text_20_body">S is the grid data object. It is ultimately based on a dict. However, it consists of several layers on top. When indexing or slicing, it behaves similarly to a 3D numpy-array that returns result objects. When calling it (like a function) with a 3 tuple, it returns the cell code.</text:p>
      <text:p text:style-name="Text_20_body">X, Y and Z represent the current cell coordinates. When copied to another cell, these coordinates change accordingly. This approach allows relative addressing by adding the relative coordinates to X, Y or Z. Therefore, no special relative addressing methods are needed.</text:p>
      <text:p text:style-name="Text_20_body">External modules are accessible from each cell. Unfortunately, Python’s convenient import syntax </text:p>
      <text:p text:style-name="Code">from xx import yy </text:p>
      <text:p text:style-name="Text_20_body">is no expression. Therefore, the expression </text:p>
      <text:p text:style-name="Code">xx = __import__(“xx”) </text:p>
      <text:p text:style-name="Text_20_body">has to be used.</text:p>
      <text:h text:style-name="Heading_20_2" text:outline-level="2">Python code as cell language</text:h>
      <text:p text:style-name="Text_20_body">Pyspread uses Python expressions in each cell. This is similar to typing expressions into the Python shell. However, there is no guaranteed execution order. Furthermore, all results are accessible from each other cell.</text:p>
      <text:p text:style-name="Text_20_body">Variable assignment works only once in each cell. Therefore</text:p>
      <text:p text:style-name="Code">a = b = 2</text:p>
      <text:p text:style-name="Text_20_body">is <text:span text:style-name="T4">invalid</text:span> in pyspread.</text:p>
      <text:h text:style-name="Heading_20_2" text:outline-level="2">Trust based security</text:h>
      <text:p text:style-name="Text_20_body">Since Python expressions are evaluated in pyspread, a spreadsheet is as powerful as any program. Therefore, it could harm the system or even send confidential data to third persons over the Internet. Even though this is basically the case for all office applications, the easy access to such behavior makes precautions necessary. The idea in pyspread is that you – the user – are trustworthy and no-one else. If you save a file then a signature is saved with it (suffix .pys.sig). Only you can re-open the file directly. If anyone else opens the file, it is displayed in safe mode, i. e. each cell displays the cell code and no cell code is evaluated. <text:soft-page-break/>The user can approve the file, after which the cell code is evaluated. When the user then saves the file, it is newly signed. Then it can be re-opened without safe mode.</text:p>
      <text:p text:style-name="Text_20_body">An intended side-effect of this approach is that when two users open the file on a network share, the signature file of one user is not recognized by the other, which makes re-approval necessary.</text:p>
      <text:p text:style-name="Text_20_body">Technically, signing is done with GPG. When starting pyspread the first time as a user, a new GPG key pair (name pyspred_&lt;user_id&gt;) is created, which is then used for signing files.</text:p>
      <text:h text:style-name="Heading_20_1" text:outline-level="1">Common spreadsheet tasks</text:h>
      <text:h text:style-name="Heading_20_2" text:outline-level="2">Moving in the spreadsheet</text:h>
      <text:p text:style-name="Text_20_body">Movement in the grid can be achieved by:</text:p>
      <text:list xml:id="list1756268644" text:style-name="L6">
        <text:list-item>
          <text:p text:style-name="P8">Scrolling with the scrollbars</text:p>
        </text:list-item>
        <text:list-item>
          <text:p text:style-name="P8">Selecting “View → Go to cell” from the main menu</text:p>
        </text:list-item>
        <text:list-item>
          <text:p text:style-name="P8">Moving the grid cursor with the arrow keys</text:p>
        </text:list-item>
        <text:list-item>
          <text:p text:style-name="P8">Clicking on a cell</text:p>
        </text:list-item>
        <text:list-item>
          <text:p text:style-name="P8">Accessing the grid API (advanced)</text:p>
        </text:list-item>
      </text:list>
      <text:p text:style-name="Text_20_body">This covers row and column movement.</text:p>
      <text:p text:style-name="Text_20_body">Table movement is described in the next paragraph</text:p>
      <text:h text:style-name="Heading_20_3" text:outline-level="3">Switching tables</text:h>
      <text:p text:style-name="Text_20_body">Tables can be switched by changing the number in the table switch textbox that is situated right of the entry line directly above the grid.</text:p>
      <text:p text:style-name="Text_20_body">This can be achieved by either typing in a table number or by moving the mouse over the <text:s/>table switch textbox and then scrolling with the mouse wheel.</text:p>
      <text:h text:style-name="Heading_20_2" text:outline-level="2">Entering data</text:h>
      <text:p text:style-name="Text_20_body">Data is entered into the grid cells by selecting a cell and then typing the text. The text can also be entered into the text-entry line. The text is accepted and evaluated when &lt;Enter&gt; is pressed or when a new cell is selected. Note that &lt;Enter&gt; does not work from withing the text entry line.</text:p>
      <text:h text:style-name="Heading_20_3" text:outline-level="3">Changing and deleting cell content</text:h>
      <text:p text:style-name="Text_20_body">In order to change cell content double-click on the cell or select the cell and edit the text in the entry line.</text:p>
      <text:p text:style-name="Text_20_body">A cell can be deleted by selecting it and pressing &lt;Del&gt;. This also works for selections.</text:p>
      <text:h text:style-name="Heading_20_2" text:outline-level="2">Selecting cells</text:h>
      <text:p text:style-name="Text_20_body">Cells can be selected by the following actions:</text:p>
      <text:list xml:id="list1734451324" text:style-name="L7">
        <text:list-item>
          <text:p text:style-name="P9">Keeping the left mouse button pressed while over cells selects a block</text:p>
        </text:list-item>
        <text:list-item>
          <text:p text:style-name="P9">Pressing &lt;Ctrl&gt; when left-clicking on cells selects these cells individually</text:p>
        </text:list-item>
        <text:list-item>
          <text:p text:style-name="P9"><text:soft-page-break/>Clicking on row or column labels selects all cells of a row or column</text:p>
        </text:list-item>
        <text:list-item>
          <text:p text:style-name="P9">Clocking on the top-left label of the grid or pressing &lt;Ctrl&gt; + A selects all grid cells of the current table</text:p>
        </text:list-item>
      </text:list>
      <text:p text:style-name="Text_20_body">Only cells of the current table can be selected at any time. Switching tables switches cell selections to the new table, i. e. the same cells in the new table are selected and no cells of the old table are selected.</text:p>
      <text:h text:style-name="Heading_20_2" text:outline-level="2">Copy and Paste operations</text:h>
      <text:p text:style-name="Text_20_body">Copying and pasting can be done from within cells, which copies the text. </text:p>
      <text:p text:style-name="Text_20_body">Furthermore, cells can be copied and pasted. If more than one cell is selected, the copied set consists of the bounding box of the marked cells, i. e. the smallest box, in which all cells are situated. Cells that are not selected in that box are copied as if they were empty. When pasting cells, these empty cells are pasted as well as the filled cells. That means that an unselected cell in a marked area will be pasted as empty cell. </text:p>
      <text:p text:style-name="Text_20_body">The format of cells that are copied is tab separated Unicode.</text:p>
      <text:p text:style-name="Text_20_body">When copying cells with &lt;Ctrl&gt; + C, the cell code is copied. There is a second type of copy &lt;Shift&gt; + &lt;Ctrl&gt; + C, which copies string representation of the results. This is useful, if for exapmle the result shall be copied into an external application.</text:p>
      <text:h text:style-name="Heading_20_2" text:outline-level="2">Undoing work steps</text:h>
      <text:p text:style-name="Text_20_body">Pyspread features undo and redo functions for most user actions. Exceptions are: </text:p>
      <text:list xml:id="list580019115" text:style-name="L8">
        <text:list-item>
          <text:p text:style-name="P10">Loading a file (empties undo list)</text:p>
        </text:list-item>
        <text:list-item>
          <text:p text:style-name="P10">Saving a file (ignored)</text:p>
        </text:list-item>
        <text:list-item>
          <text:p text:style-name="P10">Approving a file (ignored)</text:p>
        </text:list-item>
      </text:list>
      <text:p text:style-name="Text_20_body">The undo list is limited. The limit can be set in the configuration file .pyspreadrc in the variable <text:s/>max_unredo.</text:p>
      <text:h text:style-name="Heading_20_2" text:outline-level="2">Creating an empty spreadsheet</text:h>
      <text:p text:style-name="Text_20_body">An empty spreadsheet can be created by File → New.</text:p>
      <text:p text:style-name="Text_20_body">A Dialog pops up, in which the size of the new spreadsheet grid can be entered. Note that even though sizes of several million rows or columns are possible, there is a limit that is imposed by wx.Python. Therefore, grids with more than 80 million rows and 30 million columns may show problems and instabilities.</text:p>
      <text:p text:style-name="Text_20_body"><draw:frame draw:style-name="fr1" draw:name="Rahmen1" text:anchor-type="as-char" svg:width="2.2252in" draw:z-index="3"><draw:text-box fo:min-height="1.5665in"><text:p text:style-name="Figure"><draw:frame draw:style-name="fr4" draw:name="Grafik1" text:anchor-type="as-char" svg:width="1.7811in" style:rel-width="80%" svg:height="1.2543in" style:rel-height="scale" draw:z-index="4"><draw:image xlink:href="Pictures/100000000000010B000000BC3D6176B2.png" xlink:type="simple" xlink:show="embed" xlink:actuate="onLoad"/></draw:frame></text:p><text:p text:style-name="Figure">Figure <text:sequence text:ref-name="refFigure1" text:name="Figure" text:formula="ooow:Figure+1" style:num-format="1">2</text:sequence>: Grid dimension dialog</text:p></draw:text-box></draw:frame></text:p>
      <text:h text:style-name="Heading_20_2" text:outline-level="2"><text:soft-page-break/>Loading and saving a spreadsheet</text:h>
      <text:p text:style-name="Text_20_body">Loading and saving a spreadsheet from and to disk can be initiated with File → Open and <text:line-break/>File → Save. Opening a file expects a file with the extension .pys. The file format is pyspread specific.</text:p>
      <text:p text:style-name="Text_20_body">Since pyspread files are ultimately Python programs, an opened file is stored in safe mode if it has not been previously signed by the current user on the current system. Safe mode means that the cell content is loaded and displayed in the grid. However, it is not executed, so that 2+2 remains 2+2 and is not computed into 4. You can leave safe mode with File → Approve.</text:p>
      <text:p text:style-name="Text_20_body">When a file is saved, a signature is created in an additional file with the suffix .pys.sig. The signature is a PGP signature. When pyspread is started the first time for a user, a pgp key pair is crreated for the user pyspread_&lt;user-id&gt;. This key pair is used for signing pyspread save files. A correct signature file lets pyspread open a file without going into safe mode.</text:p>
      <text:p text:style-name="Text_20_body">The pys file format has changed in version 0.2.0. It now is a bzip2-ed Text file with the following structure:</text:p>
      <text:p text:style-name="Code">[Pyspread save file version]</text:p>
      <text:p text:style-name="Code">0.1</text:p>
      <text:p text:style-name="Code">[shape]</text:p>
      <text:p text:style-name="Code">1000 <text:s text:c="3"/>100 <text:s text:c="4"/>3</text:p>
      <text:p text:style-name="Code">[grid]</text:p>
      <text:p text:style-name="Code">7 <text:s text:c="6"/>22 <text:s text:c="5"/>0 <text:s text:c="6"/>'Testcode1'</text:p>
      <text:p text:style-name="Code">8 <text:s text:c="6"/>9 <text:s text:c="6"/>0 <text:s text:c="6"/>'Testcode2'</text:p>
      <text:p text:style-name="Code">[attributes]</text:p>
      <text:p text:style-name="Code">[] <text:s text:c="5"/>[] <text:s text:c="5"/>[] <text:s text:c="5"/>[] <text:s text:c="5"/>[(0, 0)] <text:s text:c="7"/>0 <text:s text:c="6"/>'textfont' <text:s text:c="5"/>u'URW Chancery L'</text:p>
      <text:p text:style-name="Code">[] <text:s text:c="5"/>[] <text:s text:c="5"/>[] <text:s text:c="5"/>[] <text:s text:c="5"/>[(0, 0)] <text:s text:c="7"/>0 <text:s text:c="6"/>'pointsize' <text:s text:c="4"/>20</text:p>
      <text:p text:style-name="Code">[row_heights]</text:p>
      <text:p text:style-name="Code">0 <text:s text:c="6"/>0 <text:s text:c="6"/>56.0</text:p>
      <text:p text:style-name="Code">7 <text:s text:c="6"/>0 <text:s text:c="6"/>25.0</text:p>
      <text:p text:style-name="Code">[col_widths]</text:p>
      <text:p text:style-name="Code">0 <text:s text:c="6"/>0 <text:s text:c="6"/>80.0</text:p>
      <text:p text:style-name="Code">[macros]</text:p>
      <text:p text:style-name="Code">Macro text</text:p>
      <text:h text:style-name="Heading_20_2" text:outline-level="2">CSV data import and export</text:h>
      <text:p text:style-name="Text_20_body">Pyspread can import and export csv data for interacting with other applications. However, grid formatting is lost this way.</text:p>
      <text:p text:style-name="Text_20_body">With File → Import, a csv file can be imported. There are two import filters. </text:p>
      <text:p text:style-name="Text_20_body">“Tab-delimited text file” is fast but does not handle ill-formed data or special formats well. As the name suggests, only Tab delimited values are allowed. </text:p>
      <text:p text:style-name="Text_20_body">The other filter “Csv file” opens the CSV file import dialog. In this dialog, CSV import options can be set. Furthermore, target Python types can be specified, so that import of dates <text:soft-page-break/>becomes possible. The grid of the import dialog only shows the first few rows of the csv files in order to give an impression how import data will look like in pyspread.</text:p>
      <text:p text:style-name="Text_20_body"><draw:frame draw:style-name="fr1" draw:name="Rahmen2" text:anchor-type="as-char" svg:width="3.4555in" draw:z-index="5"><draw:text-box fo:min-height="3.5866in"><text:p text:style-name="Figure"><draw:frame draw:style-name="fr3" draw:name="Grafik2" text:anchor-type="paragraph" svg:x="0.0016in" svg:y="0.0008in" svg:width="3.4555in" style:rel-width="100%" svg:height="3.5866in" style:rel-height="scale" draw:z-index="6"><draw:image xlink:href="Pictures/100000000000025C00000273AB5E9DC9.png" xlink:type="simple" xlink:show="embed" xlink:actuate="onLoad"/></draw:frame>Figure <text:sequence text:ref-name="refFigure2" text:name="Figure" text:formula="ooow:Figure+1" style:num-format="1">3</text:sequence>: CSV file import dialog</text:p></draw:text-box></draw:frame></text:p>
      <text:p text:style-name="Text_20_body">Importing a file always activates safe mode (when no signature file is created manually) because code in the CSV file may be harmful.</text:p>
      <text:h text:style-name="Heading_20_2" text:outline-level="2">Printing</text:h>
      <text:p text:style-name="Text_20_body">When selecting File → Print, the grid is printed. When there is no selection, the visible part of the grid is printed. Otherwise, the selected part of the grid is printed. Beware of selecting huge parts of the grid because this may lock up pyspread.</text:p>
      <text:p text:style-name="Text_20_body">Printing is always done on one page. The grid is shrunk to fit. </text:p>
      <text:h text:style-name="Heading_20_2" text:outline-level="2">Finding and replacing</text:h>
      <text:p text:style-name="Text_20_body">Cell code and cell results can be searched with &lt;Ctrl&gt; + F or using the menu with Edit → Find. The focus changes to the search toolbar, in which search queries can be entered. Pyspread allows searching contained text, word-wise contained text and regular expressions, which can be toggled in the search toolbar. Similarly upper and lower case sensitivity can be toggled via the search toolbar.</text:p>
      <text:p text:style-name="Text_20_body">Replacing is done via the Find &amp; Replace dialog that is accessable via &lt;Shift&gt; + &lt;Ctrl&gt; + F or via Edit → Replace... Strings that are found are replaced with the replace string. Note that replace only allows seraching in cell code and not in results.</text:p>
      <text:p text:style-name="Text_20_body"><text:soft-page-break/><draw:frame draw:style-name="fr1" draw:name="Rahmen3" text:anchor-type="as-char" svg:width="2.811in" draw:z-index="7"><draw:text-box fo:min-height="1.1354in"><text:p text:style-name="Figure"><draw:frame draw:style-name="fr3" draw:name="Grafik3" text:anchor-type="paragraph" svg:x="0.0016in" svg:y="0.0008in" svg:width="2.811in" style:rel-width="100%" svg:height="1.1354in" style:rel-height="scale" draw:z-index="8"><draw:image xlink:href="Pictures/10000000000001D4000000BD12DFADF2.png" xlink:type="simple" xlink:show="embed" xlink:actuate="onLoad"/></draw:frame>Figure <text:sequence text:ref-name="refFigure3" text:name="Figure" text:formula="ooow:Figure+1" style:num-format="1">4</text:sequence>: Find &amp; Replace dialog</text:p></draw:text-box></draw:frame></text:p>
      <text:h text:style-name="Heading_20_2" text:outline-level="2">Sorting</text:h>
      <text:p text:style-name="Text_20_body">Pyspread dos not feature a sorting button, yet. However sorting can be achieved by defining a macro. A one-liner for sorting rows of column 0 in table 0 would be: </text:p>
      <text:p text:style-name="Code">[S.__setitem__((i, 0, 0), repr(val)) for i, val in <text:tab/><text:tab/>enumerate(reversed(sorted(S[:,0,0])))]</text:p>
      <text:h text:style-name="Heading_20_1" text:outline-level="1">Working with formulas</text:h>
      <text:h text:style-name="Heading_20_2" text:outline-level="2">Grid cells expect Python expressions</text:h>
      <text:p text:style-name="Text_20_body">Python expressions are terms that Python evaluates to a result object. <text:a xlink:type="simple" xlink:href="http://docs.python.org/reference/expressions.html">http://docs.python.org/reference/expressions.html</text:a> gives an overview to the different types of Python expressions.</text:p>
      <text:p text:style-name="Text_20_body">Pyspread expects such Python expressions in its grid cells. Therefore </text:p>
      <text:p text:style-name="Code">1 + 1</text:p>
      <text:p text:style-name="Text_20_body">is valid as is</text:p>
      <text:p text:style-name="Code">[i ** 2 for i in xrange(100) if i % 3]</text:p>
      <text:p text:style-name="Text_20_body">However, statements such as</text:p>
      <text:p text:style-name="Code">print 2</text:p>
      <text:p text:style-name="Text_20_body">or</text:p>
      <text:p text:style-name="Code">import math</text:p>
      <text:p text:style-name="Text_20_body">are <text:span text:style-name="T4">not</text:span> valid.</text:p>
      <text:h text:style-name="Heading_20_2" text:outline-level="2">Variable assignment</text:h>
      <text:p text:style-name="Text_20_body">Besides Python expressions, one variable assignment is accepted within a cell. The assignment consists of one variable name at the start followed by “=” and an Python expression. The variable is considered as global. Therefore, it is accessible from other cells. </text:p>
      <text:p text:style-name="Text_20_body">For example</text:p>
      <text:p text:style-name="Code">a = 5 + 3</text:p>
      <text:p text:style-name="Text_20_body">assigns 8 to the global variable a.</text:p>
      <text:p text:style-name="Text_20_body">Since only one assignment is possible,</text:p>
      <text:p text:style-name="Code">b = c = 4</text:p>
      <text:p text:style-name="Text_20_body">is <text:span text:style-name="T4">not</text:span> valid in a pyspread cell.</text:p>
      <text:p text:style-name="Text_20_body">Note that evaluation order of cells is not guaranteed. Therefore, assigning a variable twice <text:soft-page-break/>may result in unpredictable behavior of the spreadsheet.</text:p>
      <text:h text:style-name="Heading_20_2" text:outline-level="2">Result object</text:h>
      <text:h text:style-name="Heading_20_2" text:outline-level="2">Example: Using sum</text:h>
      <text:h text:style-name="Heading_20_2" text:outline-level="2">Frozen cells</text:h>
      <text:h text:style-name="Heading_20_2" text:outline-level="2">Absolute cell access</text:h>
      <text:p text:style-name="Text_20_body"/>
      <text:p text:style-name="Text_20_body">Absolute cell addresses can be inserted into cell code with &lt;Ctrl&gt; + &lt;LeftClick&gt; on a cell.</text:p>
      <text:p text:style-name="Text_20_body"/>
      <text:h text:style-name="Heading_20_2" text:outline-level="2">Relative cell access</text:h>
      <text:p text:style-name="Text_20_body"/>
      <text:p text:style-name="Text_20_body">Relative cell addresses can be inserted into cell code with &lt;Shift&gt; + &lt;Ctrl&gt; + &lt;LeftClick&gt; on a cell.</text:p>
      <text:h text:style-name="Heading_20_2" text:outline-level="2">Assigning variables</text:h>
      <text:h text:style-name="Heading_20_2" text:outline-level="2">Macros</text:h>
      <text:h text:style-name="Heading_20_2" text:outline-level="2">Module import</text:h>
      <text:h text:style-name="Heading_20_2" text:outline-level="2">Cyclic references</text:h>
      <text:h text:style-name="Heading_20_2" text:outline-level="2">Result stability</text:h>
      <text:h text:style-name="Heading_20_2" text:outline-level="2">Error handling</text:h>
      <text:p text:style-name="Text_20_body"/>
      <text:h text:style-name="Heading_20_1" text:outline-level="1">Using help</text:h>
      <text:h text:style-name="Heading_20_2" text:outline-level="2">Tutorial access</text:h>
      <text:h text:style-name="Heading_20_2" text:outline-level="2">In-code documentation</text:h>
      <text:p text:style-name="Text_20_body"/>
      <text:h text:style-name="Heading_20_1" text:outline-level="1"><text:soft-page-break/>Grid layout</text:h>
      <text:h text:style-name="Heading_20_2" text:outline-level="2">Formatting basics</text:h>
      <text:h text:style-name="Heading_20_2" text:outline-level="2">Fonts and font attributes</text:h>
      <text:h text:style-name="Heading_20_2" text:outline-level="2">Text alignment, justification and rotation</text:h>
      <text:h text:style-name="Heading_20_2" text:outline-level="2">Border and background color</text:h>
      <text:h text:style-name="Heading_20_2" text:outline-level="2">Row height and column width</text:h>
      <text:h text:style-name="Heading_20_2" text:outline-level="2">Insertion and deletion of rows and columns</text:h>
      <text:p text:style-name="Text_20_body"/>
      <text:h text:style-name="Heading_20_1" text:outline-level="1">pyspread and security</text:h>
      <text:h text:style-name="Heading_20_2" text:outline-level="2">More than your average spreadsheet</text:h>
      <text:h text:style-name="Heading_20_2" text:outline-level="2">Dangers of using pyspread</text:h>
      <text:h text:style-name="Heading_20_2" text:outline-level="2">Security benefits and risks from save file signatures</text:h>
      <text:p text:style-name="Text_20_body"/>
      <text:h text:style-name="Heading_20_1" text:outline-level="1">Charts</text:h>
      <text:h text:style-name="Heading_20_2" text:outline-level="2">Charts with matplotlib</text:h>
      <text:h text:style-name="Heading_20_2" text:outline-level="2">Charts with rpy2</text:h>
      <text:h text:style-name="Heading_20_2" text:outline-level="2">Charts with pychart</text:h>
      <text:p text:style-name="Text_20_body"/>
      <text:h text:style-name="Heading_20_1" text:outline-level="1">Advanced topics</text:h>
      <text:h text:style-name="Heading_20_2" text:outline-level="2">Drawing cell content with a cell formula</text:h>
      <text:h text:style-name="Heading_20_2" text:outline-level="2">Handling large amounts of data</text:h>
      <text:h text:style-name="Heading_20_2" text:outline-level="2">Substituting pivot table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de" fo:country="D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fo:language="en" fo:country="US"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4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01in" fo:margin-bottom="0.0701in"/>
      <style:text-properties fo:font-size="12pt" fo:language="en" fo:country="US"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01in" fo:margin-bottom="0.0402in"/>
      <style:text-properties style:font-name="Arial1" fo:font-size="12pt" fo:language="en" fo:country="US" style:text-underline-style="solid" style:text-underline-width="auto" style:text-underline-color="font-color" fo:font-weight="normal"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gure" style:family="paragraph" style:parent-style-name="Caption">
      <style:text-properties fo:font-size="10pt" fo:font-style="normal" style:font-weight-asian="normal"/>
    </style:style>
    <style:style style:name="Frame_20_contents" style:display-name="Frame contents" style:family="paragraph" style:parent-style-name="Text_20_body" style:class="extra"/>
    <style:style style:name="Code" style:family="paragraph" style:parent-style-name="Text_20_body">
      <style:paragraph-properties fo:background-color="transparent" style:shadow="none">
        <style:tab-stops/>
        <style:background-image/>
      </style:paragraph-properties>
      <style:text-properties style:font-name="DejaVu Sans Mono" fo:font-size="10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1T23:20:08</meta:creation-date>
    <dc:date>2011-12-14T23:56:48</dc:date>
    <meta:editing-duration>PT12H42M30S</meta:editing-duration>
    <meta:editing-cycles>102</meta:editing-cycles>
    <meta:generator>LibreOffice/3.4$Linux LibreOffice_project/340m1$Build-402</meta:generator>
    <meta:document-statistic meta:table-count="0" meta:image-count="5" meta:object-count="0" meta:page-count="11" meta:paragraph-count="217" meta:word-count="2666" meta:character-count="15451" meta:non-whitespace-character-count="12903"/>
  </office:meta>
</office:document-meta>
</file>